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35531116510403</text:p>
          </table:table-cell>
          <table:table-cell office:value-type="string" calcext:value-type="string">
            <text:p>2025-08-06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836328" calcext:value-type="float">
            <text:p>174.83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3</text:p>
          </table:table-cell>
          <table:table-cell office:value-type="string" calcext:value-type="string">
            <text:p>2025-04-24 0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936656" calcext:value-type="float">
            <text:p>175.93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3</text:p>
          </table:table-cell>
          <table:table-cell office:value-type="string" calcext:value-type="string">
            <text:p>2025-01-24 01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097944" calcext:value-type="float">
            <text:p>177.09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3</text:p>
          </table:table-cell>
          <table:table-cell office:value-type="string" calcext:value-type="string">
            <text:p>2024-10-24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576224" calcext:value-type="float">
            <text:p>178.57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3</text:p>
          </table:table-cell>
          <table:table-cell office:value-type="string" calcext:value-type="string">
            <text:p>2024-08-28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40528" calcext:value-type="float">
            <text:p>179.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3</text:p>
          </table:table-cell>
          <table:table-cell office:value-type="string" calcext:value-type="string">
            <text:p>2024-05-15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368448" calcext:value-type="float">
            <text:p>180.36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3</text:p>
          </table:table-cell>
          <table:table-cell office:value-type="string" calcext:value-type="string">
            <text:p>2024-02-21 21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68544" calcext:value-type="float">
            <text:p>180.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3</text:p>
          </table:table-cell>
          <table:table-cell office:value-type="string" calcext:value-type="string">
            <text:p>2023-12-04 21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752496" calcext:value-type="float">
            <text:p>180.75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3</text:p>
          </table:table-cell>
          <table:table-cell office:value-type="string" calcext:value-type="string">
            <text:p>2023-05-17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874416" calcext:value-type="float">
            <text:p>180.87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3</text:p>
          </table:table-cell>
          <table:table-cell office:value-type="string" calcext:value-type="string">
            <text:p>2022-11-21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575712" calcext:value-type="float">
            <text:p>180.57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3</text:p>
          </table:table-cell>
          <table:table-cell office:value-type="string" calcext:value-type="string">
            <text:p>2022-04-13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313584" calcext:value-type="float">
            <text:p>180.3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3</text:p>
          </table:table-cell>
          <table:table-cell office:value-type="string" calcext:value-type="string">
            <text:p>2021-05-14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64232" calcext:value-type="float">
            <text:p>180.16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3</text:p>
          </table:table-cell>
          <table:table-cell office:value-type="string" calcext:value-type="string">
            <text:p>2021-05-10 22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124608" calcext:value-type="float">
            <text:p>180.1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3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64816" calcext:value-type="float">
            <text:p>180.26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3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9329904" calcext:value-type="float">
            <text:p>179.93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3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8677632" calcext:value-type="float">
            <text:p>179.86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3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792081032258" calcext:value-type="float">
            <text:p>179.792081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3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7102832" calcext:value-type="float">
            <text:p>179.710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3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63016525" calcext:value-type="float">
            <text:p>179.63016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3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539076689655" calcext:value-type="float">
            <text:p>179.539076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3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442445935484" calcext:value-type="float">
            <text:p>179.442445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3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345499870968" calcext:value-type="float">
            <text:p>179.345499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3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2392656" calcext:value-type="float">
            <text:p>179.23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3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12857875" calcext:value-type="float">
            <text:p>179.12857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3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958748" calcext:value-type="float">
            <text:p>178.958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3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838941935484" calcext:value-type="float">
            <text:p>178.838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3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770607741936" calcext:value-type="float">
            <text:p>178.77060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3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666582451613" calcext:value-type="float">
            <text:p>178.666582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3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543974193548" calcext:value-type="float">
            <text:p>178.543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3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436114322581" calcext:value-type="float">
            <text:p>178.436114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3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300232516129" calcext:value-type="float">
            <text:p>178.30023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3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125014896552" calcext:value-type="float">
            <text:p>178.125014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3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42043354839" calcext:value-type="float">
            <text:p>177.942043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3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7050425" calcext:value-type="float">
            <text:p>177.77050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3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6352048" calcext:value-type="float">
            <text:p>177.63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3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417984" calcext:value-type="float">
            <text:p>177.41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3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161853677419" calcext:value-type="float">
            <text:p>177.161853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3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945544" calcext:value-type="float">
            <text:p>176.94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3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750963612903" calcext:value-type="float">
            <text:p>176.750963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3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5359944" calcext:value-type="float">
            <text:p>176.535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3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350692387097" calcext:value-type="float">
            <text:p>176.350692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3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19111483871" calcext:value-type="float">
            <text:p>176.1911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3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039206451613" calcext:value-type="float">
            <text:p>176.039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3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854251142857" calcext:value-type="float">
            <text:p>175.854251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3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655453419355" calcext:value-type="float">
            <text:p>175.655453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3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47178683871" calcext:value-type="float">
            <text:p>175.471786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3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262949677419" calcext:value-type="float">
            <text:p>175.2629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3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030220129032" calcext:value-type="float">
            <text:p>175.030220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3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8828608" calcext:value-type="float">
            <text:p>174.88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3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742528258065" calcext:value-type="float">
            <text:p>174.742528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3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579509419355" calcext:value-type="float">
            <text:p>174.579509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3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393286451613" calcext:value-type="float">
            <text:p>174.3932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3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196051354839" calcext:value-type="float">
            <text:p>174.196051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3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978168516129" calcext:value-type="float">
            <text:p>173.97816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3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732460387097" calcext:value-type="float">
            <text:p>173.732460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3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505331714286" calcext:value-type="float">
            <text:p>173.505331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3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29280175" calcext:value-type="float">
            <text:p>173.29280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3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048036903226" calcext:value-type="float">
            <text:p>173.048036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3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777059870968" calcext:value-type="float">
            <text:p>172.777059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3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474717935484" calcext:value-type="float">
            <text:p>172.474717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3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236384" calcext:value-type="float">
            <text:p>172.23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3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0133085" calcext:value-type="float">
            <text:p>172.01330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3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764435612903" calcext:value-type="float">
            <text:p>171.764435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3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5169544" calcext:value-type="float">
            <text:p>171.516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3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280393548387" calcext:value-type="float">
            <text:p>171.280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3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036848516129" calcext:value-type="float">
            <text:p>171.03684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3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824570064516" calcext:value-type="float">
            <text:p>170.824570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3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61243062069" calcext:value-type="float">
            <text:p>170.612430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3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380545290323" calcext:value-type="float">
            <text:p>170.380545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3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150175483871" calcext:value-type="float">
            <text:p>170.1501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3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9063912" calcext:value-type="float">
            <text:p>169.90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3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67835" calcext:value-type="float">
            <text:p>169.678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3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4467528" calcext:value-type="float">
            <text:p>169.44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3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223436" calcext:value-type="float">
            <text:p>169.22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3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959882322581" calcext:value-type="float">
            <text:p>168.959882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3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723056" calcext:value-type="float">
            <text:p>168.72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3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481248" calcext:value-type="float">
            <text:p>168.4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3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2096712" calcext:value-type="float">
            <text:p>168.20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3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99480625" calcext:value-type="float">
            <text:p>167.99480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3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740910571429" calcext:value-type="float">
            <text:p>167.740910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3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510312516129" calcext:value-type="float">
            <text:p>167.51031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3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315942181818" calcext:value-type="float">
            <text:p>167.315942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3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063928" calcext:value-type="float">
            <text:p>167.0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3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043082461539" calcext:value-type="float">
            <text:p>166.0430824615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3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835584" calcext:value-type="float">
            <text:p>165.8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3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835775" calcext:value-type="float">
            <text:p>165.7835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3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033790666667" calcext:value-type="float">
            <text:p>165.033790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3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00602" calcext:value-type="float">
            <text:p>165.006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3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937308903226" calcext:value-type="float">
            <text:p>164.937308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3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860224" calcext:value-type="float">
            <text:p>164.8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3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689339354839" calcext:value-type="float">
            <text:p>164.6893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3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592884903226" calcext:value-type="float">
            <text:p>164.592884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3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558078709677" calcext:value-type="float">
            <text:p>164.5580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3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499082181818" calcext:value-type="float">
            <text:p>164.499082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3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4326912" calcext:value-type="float">
            <text:p>164.43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3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51684775" calcext:value-type="float">
            <text:p>164.51684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3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603974285714" calcext:value-type="float">
            <text:p>164.60397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3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53566116129" calcext:value-type="float">
            <text:p>164.535661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3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575097454546" calcext:value-type="float">
            <text:p>164.575097454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3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7461272" calcext:value-type="float">
            <text:p>164.746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3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902207741936" calcext:value-type="float">
            <text:p>164.90220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3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0102872" calcext:value-type="float">
            <text:p>165.010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3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0836424" calcext:value-type="float">
            <text:p>165.08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3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168170322581" calcext:value-type="float">
            <text:p>165.16817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3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250645090909" calcext:value-type="float">
            <text:p>165.250645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3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317424" calcext:value-type="float">
            <text:p>165.3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3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75930285714" calcext:value-type="float">
            <text:p>165.775930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3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921124645161" calcext:value-type="float">
            <text:p>165.921124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3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129175225807" calcext:value-type="float">
            <text:p>166.129175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3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162408258065" calcext:value-type="float">
            <text:p>166.162408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3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1672445" calcext:value-type="float">
            <text:p>166.16724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3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1039096" calcext:value-type="float">
            <text:p>166.103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3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986017548387" calcext:value-type="float">
            <text:p>165.986017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3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8593965" calcext:value-type="float">
            <text:p>165.85939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3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320536" calcext:value-type="float">
            <text:p>165.732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3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605145" calcext:value-type="float">
            <text:p>165.6605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3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5619752" calcext:value-type="float">
            <text:p>165.56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3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45220275" calcext:value-type="float">
            <text:p>165.45220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3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32352" calcext:value-type="float">
            <text:p>165.3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3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243682064516" calcext:value-type="float">
            <text:p>165.243682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3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19088283871" calcext:value-type="float">
            <text:p>165.190882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3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179182451613" calcext:value-type="float">
            <text:p>165.179182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3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12892425" calcext:value-type="float">
            <text:p>165.12892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3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9707648" calcext:value-type="float">
            <text:p>164.970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3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8192665" calcext:value-type="float">
            <text:p>164.81926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3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671248" calcext:value-type="float">
            <text:p>164.6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3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4709944" calcext:value-type="float">
            <text:p>164.47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3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3239665" calcext:value-type="float">
            <text:p>164.32396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3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2580408" calcext:value-type="float">
            <text:p>164.25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3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257408258065" calcext:value-type="float">
            <text:p>164.257408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3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181282" calcext:value-type="float">
            <text:p>164.1812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3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10174825" calcext:value-type="float">
            <text:p>164.10174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3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041000258065" calcext:value-type="float">
            <text:p>164.041000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3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22619870968" calcext:value-type="float">
            <text:p>163.922619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3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046635" calcext:value-type="float">
            <text:p>163.80466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3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6182656" calcext:value-type="float">
            <text:p>163.61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531116510403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904528" calcext:value-type="float">
            <text:p>163.490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64" meta:object-count="0"/>
    <meta:user-defined meta:name="AppVersion">3.0</meta:user-defined>
  </office:meta>
</office:document-meta>
</file>